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dim1_contrib" table:style-name="ce1">
            <text:p>dim1_contrib</text:p>
          </table:table-cell>
          <table:table-cell office:value-type="string" office:value="dim1_coord" table:style-name="ce1">
            <text:p>dim1_coord</text:p>
          </table:table-cell>
          <table:table-cell office:value-type="string" office:value="dim1_cos2" table:style-name="ce1">
            <text:p>dim1_cos2</text:p>
          </table:table-cell>
          <table:table-cell office:value-type="string" office:value="dim2_contrib" table:style-name="ce1">
            <text:p>dim2_contrib</text:p>
          </table:table-cell>
          <table:table-cell office:value-type="string" office:value="dim2_coord" table:style-name="ce1">
            <text:p>dim2_coord</text:p>
          </table:table-cell>
          <table:table-cell office:value-type="string" office:value="dim2_cos2" table:style-name="ce1">
            <text:p>dim2_cos2</text:p>
          </table:table-cell>
          <table:table-cell office:value-type="string" office:value="dim3_contrib" table:style-name="ce1">
            <text:p>dim3_contrib</text:p>
          </table:table-cell>
          <table:table-cell office:value-type="string" office:value="dim3_coord" table:style-name="ce1">
            <text:p>dim3_coord</text:p>
          </table:table-cell>
          <table:table-cell office:value-type="string" office:value="dim3_cos2" table:style-name="ce1">
            <text:p>dim3_cos2</text:p>
          </table:table-cell>
          <table:table-cell office:value-type="string" office:value="dim4_contrib" table:style-name="ce1">
            <text:p>dim4_contrib</text:p>
          </table:table-cell>
          <table:table-cell office:value-type="string" office:value="dim4_coord" table:style-name="ce1">
            <text:p>dim4_coord</text:p>
          </table:table-cell>
          <table:table-cell office:value-type="string" office:value="dim4_cos2" table:style-name="ce1">
            <text:p>dim4_cos2</text:p>
          </table:table-cell>
        </table:table-row>
        <table:table-row>
          <table:table-cell office:value-type="float" office:value="0.929288343876546" table:style-name="ce1">
            <text:p>0.929288343876546</text:p>
          </table:table-cell>
          <table:table-cell office:value-type="float" office:value="-0.177335467716049" table:style-name="ce1">
            <text:p>-0.177335467716049</text:p>
          </table:table-cell>
          <table:table-cell office:value-type="float" office:value="0.331839731776477" table:style-name="ce1">
            <text:p>0.331839731776477</text:p>
          </table:table-cell>
          <table:table-cell office:value-type="float" office:value="0.000529732028497153" table:style-name="ce1">
            <text:p>0.000529732028497153</text:p>
          </table:table-cell>
          <table:table-cell office:value-type="float" office:value="-0.00317829808565421" table:style-name="ce1">
            <text:p>-0.00317829808565421</text:p>
          </table:table-cell>
          <table:table-cell office:value-type="float" office:value="0.000106592445683556" table:style-name="ce1">
            <text:p>0.000106592445683556</text:p>
          </table:table-cell>
          <table:table-cell office:value-type="float" office:value="0.0151876287822377" table:style-name="ce1">
            <text:p>0.0151876287822377</text:p>
          </table:table-cell>
          <table:table-cell office:value-type="float" office:value="0.0129129523420443" table:style-name="ce1">
            <text:p>0.0129129523420443</text:p>
          </table:table-cell>
          <table:table-cell office:value-type="float" office:value="0.00175949594630241" table:style-name="ce1">
            <text:p>0.00175949594630241</text:p>
          </table:table-cell>
          <table:table-cell office:value-type="float" office:value="2.77733608852319" table:style-name="ce1">
            <text:p>2.77733608852319</text:p>
          </table:table-cell>
          <table:table-cell office:value-type="float" office:value="-0.170663580043644" table:style-name="ce1">
            <text:p>-0.170663580043644</text:p>
          </table:table-cell>
          <table:table-cell office:value-type="float" office:value="0.307339851857963" table:style-name="ce1">
            <text:p>0.307339851857963</text:p>
          </table:table-cell>
        </table:table-row>
        <table:table-row>
          <table:table-cell office:value-type="float" office:value="4.74519685978606" table:style-name="ce1">
            <text:p>4.74519685978606</text:p>
          </table:table-cell>
          <table:table-cell office:value-type="float" office:value="1.59523526950676" table:style-name="ce1">
            <text:p>1.59523526950676</text:p>
          </table:table-cell>
          <table:table-cell office:value-type="float" office:value="0.155652420017023" table:style-name="ce1">
            <text:p>0.155652420017023</text:p>
          </table:table-cell>
          <table:table-cell office:value-type="float" office:value="3.93353840587157" table:style-name="ce1">
            <text:p>3.93353840587157</text:p>
          </table:table-cell>
          <table:table-cell office:value-type="float" office:value="-1.09027354392016" table:style-name="ce1">
            <text:p>-1.09027354392016</text:p>
          </table:table-cell>
          <table:table-cell office:value-type="float" office:value="0.0727071864229004" table:style-name="ce1">
            <text:p>0.0727071864229004</text:p>
          </table:table-cell>
          <table:table-cell office:value-type="float" office:value="6.28049101545428" table:style-name="ce1">
            <text:p>6.28049101545428</text:p>
          </table:table-cell>
          <table:table-cell office:value-type="float" office:value="1.04533291811845" table:style-name="ce1">
            <text:p>1.04533291811845</text:p>
          </table:table-cell>
          <table:table-cell office:value-type="float" office:value="0.0668367994146036" table:style-name="ce1">
            <text:p>0.0668367994146036</text:p>
          </table:table-cell>
          <table:table-cell office:value-type="float" office:value="40.0053949124381" table:style-name="ce1">
            <text:p>40.0053949124381</text:p>
          </table:table-cell>
          <table:table-cell office:value-type="float" office:value="2.57847651381559" table:style-name="ce1">
            <text:p>2.57847651381559</text:p>
          </table:table-cell>
          <table:table-cell office:value-type="float" office:value="0.406661212496022" table:style-name="ce1">
            <text:p>0.406661212496022</text:p>
          </table:table-cell>
        </table:table-row>
        <table:table-row>
          <table:table-cell office:value-type="float" office:value="5.4858686560406" table:style-name="ce1">
            <text:p>5.4858686560406</text:p>
          </table:table-cell>
          <table:table-cell office:value-type="float" office:value="2.42129180574047" table:style-name="ce1">
            <text:p>2.42129180574047</text:p>
          </table:table-cell>
          <table:table-cell office:value-type="float" office:value="0.174626862330961" table:style-name="ce1">
            <text:p>0.174626862330961</text:p>
          </table:table-cell>
          <table:table-cell office:value-type="float" office:value="8.57953865100532" table:style-name="ce1">
            <text:p>8.57953865100532</text:p>
          </table:table-cell>
          <table:table-cell office:value-type="float" office:value="2.2730162872125" table:style-name="ce1">
            <text:p>2.2730162872125</text:p>
          </table:table-cell>
          <table:table-cell office:value-type="float" office:value="0.153894068592012" table:style-name="ce1">
            <text:p>0.153894068592012</text:p>
          </table:table-cell>
          <table:table-cell office:value-type="float" office:value="17.8951663275288" table:style-name="ce1">
            <text:p>17.8951663275288</text:p>
          </table:table-cell>
          <table:table-cell office:value-type="float" office:value="-2.49087825209566" table:style-name="ce1">
            <text:p>-2.49087825209566</text:p>
          </table:table-cell>
          <table:table-cell office:value-type="float" office:value="0.184808434365058" table:style-name="ce1">
            <text:p>0.184808434365058</text:p>
          </table:table-cell>
          <table:table-cell office:value-type="float" office:value="0.190593972767035" table:style-name="ce1">
            <text:p>0.190593972767035</text:p>
          </table:table-cell>
          <table:table-cell office:value-type="float" office:value="0.25123797486169" table:style-name="ce1">
            <text:p>0.25123797486169</text:p>
          </table:table-cell>
          <table:table-cell office:value-type="float" office:value="0.00188012772755002" table:style-name="ce1">
            <text:p>0.00188012772755002</text:p>
          </table:table-cell>
        </table:table-row>
        <table:table-row>
          <table:table-cell office:value-type="float" office:value="4.44694576969383" table:style-name="ce1">
            <text:p>4.44694576969383</text:p>
          </table:table-cell>
          <table:table-cell office:value-type="float" office:value="-0.56124763867363" table:style-name="ce1">
            <text:p>-0.56124763867363</text:p>
          </table:table-cell>
          <table:table-cell office:value-type="float" office:value="0.243892798293277" table:style-name="ce1">
            <text:p>0.243892798293277</text:p>
          </table:table-cell>
          <table:table-cell office:value-type="float" office:value="3.23457203908639" table:style-name="ce1">
            <text:p>3.23457203908639</text:p>
          </table:table-cell>
          <table:table-cell office:value-type="float" office:value="0.359317338978201" table:style-name="ce1">
            <text:p>0.359317338978201</text:p>
          </table:table-cell>
          <table:table-cell office:value-type="float" office:value="0.0999646091811685" table:style-name="ce1">
            <text:p>0.0999646091811685</text:p>
          </table:table-cell>
          <table:table-cell office:value-type="float" office:value="12.037550492327" table:style-name="ce1">
            <text:p>12.037550492327</text:p>
          </table:table-cell>
          <table:table-cell office:value-type="float" office:value="0.525960188910557" table:style-name="ce1">
            <text:p>0.525960188910557</text:p>
          </table:table-cell>
          <table:table-cell office:value-type="float" office:value="0.214188262738491" table:style-name="ce1">
            <text:p>0.214188262738491</text:p>
          </table:table-cell>
          <table:table-cell office:value-type="float" office:value="3.82315520735358" table:style-name="ce1">
            <text:p>3.82315520735358</text:p>
          </table:table-cell>
          <table:table-cell office:value-type="float" office:value="0.289694898902724" table:style-name="ce1">
            <text:p>0.289694898902724</text:p>
          </table:table-cell>
          <table:table-cell office:value-type="float" office:value="0.0649787898569877" table:style-name="ce1">
            <text:p>0.0649787898569877</text:p>
          </table:table-cell>
        </table:table-row>
        <table:table-row>
          <table:table-cell office:value-type="float" office:value="0.223645703166355" table:style-name="ce1">
            <text:p>0.223645703166355</text:p>
          </table:table-cell>
          <table:table-cell office:value-type="float" office:value="0.125533500100759" table:style-name="ce1">
            <text:p>0.125533500100759</text:p>
          </table:table-cell>
          <table:table-cell office:value-type="float" office:value="0.0123162339963839" table:style-name="ce1">
            <text:p>0.0123162339963839</text:p>
          </table:table-cell>
          <table:table-cell office:value-type="float" office:value="6.00505327283474" table:style-name="ce1">
            <text:p>6.00505327283474</text:p>
          </table:table-cell>
          <table:table-cell office:value-type="float" office:value="-0.488296871078217" table:style-name="ce1">
            <text:p>-0.488296871078217</text:p>
          </table:table-cell>
          <table:table-cell office:value-type="float" office:value="0.186348773412957" table:style-name="ce1">
            <text:p>0.186348773412957</text:p>
          </table:table-cell>
          <table:table-cell office:value-type="float" office:value="28.9681013771865" table:style-name="ce1">
            <text:p>28.9681013771865</text:p>
          </table:table-cell>
          <table:table-cell office:value-type="float" office:value="-0.813766066370299" table:style-name="ce1">
            <text:p>-0.813766066370299</text:p>
          </table:table-cell>
          <table:table-cell office:value-type="float" office:value="0.51755654822768" table:style-name="ce1">
            <text:p>0.51755654822768</text:p>
          </table:table-cell>
          <table:table-cell office:value-type="float" office:value="0.00599277319980881" table:style-name="ce1">
            <text:p>0.00599277319980881</text:p>
          </table:table-cell>
          <table:table-cell office:value-type="float" office:value="-0.0114393027134664" table:style-name="ce1">
            <text:p>-0.0114393027134664</text:p>
          </table:table-cell>
          <table:table-cell office:value-type="float" office:value="0.000102272238338939" table:style-name="ce1">
            <text:p>0.000102272238338939</text:p>
          </table:table-cell>
        </table:table-row>
        <table:table-row>
          <table:table-cell office:value-type="float" office:value="9.33399109859305" table:style-name="ce1">
            <text:p>9.33399109859305</text:p>
          </table:table-cell>
          <table:table-cell office:value-type="float" office:value="1.51975833558328" table:style-name="ce1">
            <text:p>1.51975833558328</text:p>
          </table:table-cell>
          <table:table-cell office:value-type="float" office:value="0.329715108395356" table:style-name="ce1">
            <text:p>0.329715108395356</text:p>
          </table:table-cell>
          <table:table-cell office:value-type="float" office:value="1.51474194175532" table:style-name="ce1">
            <text:p>1.51474194175532</text:p>
          </table:table-cell>
          <table:table-cell office:value-type="float" office:value="0.459574918480011" table:style-name="ce1">
            <text:p>0.459574918480011</text:p>
          </table:table-cell>
          <table:table-cell office:value-type="float" office:value="0.0301510483819788" table:style-name="ce1">
            <text:p>0.0301510483819788</text:p>
          </table:table-cell>
          <table:table-cell office:value-type="float" office:value="12.9701726509545" table:style-name="ce1">
            <text:p>12.9701726509545</text:p>
          </table:table-cell>
          <table:table-cell office:value-type="float" office:value="1.02040816040479" table:style-name="ce1">
            <text:p>1.02040816040479</text:p>
          </table:table-cell>
          <table:table-cell office:value-type="float" office:value="0.148640660368175" table:style-name="ce1">
            <text:p>0.148640660368175</text:p>
          </table:table-cell>
          <table:table-cell office:value-type="float" office:value="12.3161177481801" table:style-name="ce1">
            <text:p>12.3161177481801</text:p>
          </table:table-cell>
          <table:table-cell office:value-type="float" office:value="-0.971815971369471" table:style-name="ce1">
            <text:p>-0.971815971369471</text:p>
          </table:table-cell>
          <table:table-cell office:value-type="float" office:value="0.134821093220704" table:style-name="ce1">
            <text:p>0.134821093220704</text:p>
          </table:table-cell>
        </table:table-row>
        <table:table-row>
          <table:table-cell office:value-type="float" office:value="3.77822831713898" table:style-name="ce1">
            <text:p>3.77822831713898</text:p>
          </table:table-cell>
          <table:table-cell office:value-type="float" office:value="-0.385317549713798" table:style-name="ce1">
            <text:p>-0.385317549713798</text:p>
          </table:table-cell>
          <table:table-cell office:value-type="float" office:value="0.547354088195257" table:style-name="ce1">
            <text:p>0.547354088195257</text:p>
          </table:table-cell>
          <table:table-cell office:value-type="float" office:value="0.279498173962542" table:style-name="ce1">
            <text:p>0.279498173962542</text:p>
          </table:table-cell>
          <table:table-cell office:value-type="float" office:value="0.0786702134559406" table:style-name="ce1">
            <text:p>0.0786702134559406</text:p>
          </table:table-cell>
          <table:table-cell office:value-type="float" office:value="0.0228166270402435" table:style-name="ce1">
            <text:p>0.0228166270402435</text:p>
          </table:table-cell>
          <table:table-cell office:value-type="float" office:value="0.0889988719319106" table:style-name="ce1">
            <text:p>0.0889988719319106</text:p>
          </table:table-cell>
          <table:table-cell office:value-type="float" office:value="-0.0336842702568008" table:style-name="ce1">
            <text:p>-0.0336842702568008</text:p>
          </table:table-cell>
          <table:table-cell office:value-type="float" office:value="0.00418297310946728" table:style-name="ce1">
            <text:p>0.00418297310946728</text:p>
          </table:table-cell>
          <table:table-cell office:value-type="float" office:value="0.120721750746827" table:style-name="ce1">
            <text:p>0.120721750746827</text:p>
          </table:table-cell>
          <table:table-cell office:value-type="float" office:value="0.0383419084850923" table:style-name="ce1">
            <text:p>0.0383419084850923</text:p>
          </table:table-cell>
          <table:table-cell office:value-type="float" office:value="0.00541973733240258" table:style-name="ce1">
            <text:p>0.00541973733240258</text:p>
          </table:table-cell>
        </table:table-row>
        <table:table-row>
          <table:table-cell office:value-type="float" office:value="6.94063010721204" table:style-name="ce1">
            <text:p>6.94063010721204</text:p>
          </table:table-cell>
          <table:table-cell office:value-type="float" office:value="1.1574886559497" table:style-name="ce1">
            <text:p>1.1574886559497</text:p>
          </table:table-cell>
          <table:table-cell office:value-type="float" office:value="0.25545093868987" table:style-name="ce1">
            <text:p>0.25545093868987</text:p>
          </table:table-cell>
          <table:table-cell office:value-type="float" office:value="7.73429012822436" table:style-name="ce1">
            <text:p>7.73429012822436</text:p>
          </table:table-cell>
          <table:table-cell office:value-type="float" office:value="-0.917220333062331" table:style-name="ce1">
            <text:p>-0.917220333062331</text:p>
          </table:table-cell>
          <table:table-cell office:value-type="float" office:value="0.160406278634538" table:style-name="ce1">
            <text:p>0.160406278634538</text:p>
          </table:table-cell>
          <table:table-cell office:value-type="float" office:value="0.329503502938766" table:style-name="ce1">
            <text:p>0.329503502938766</text:p>
          </table:table-cell>
          <table:table-cell office:value-type="float" office:value="0.143650622739693" table:style-name="ce1">
            <text:p>0.143650622739693</text:p>
          </table:table-cell>
          <table:table-cell office:value-type="float" office:value="0.00393449540302351" table:style-name="ce1">
            <text:p>0.00393449540302351</text:p>
          </table:table-cell>
          <table:table-cell office:value-type="float" office:value="10.4563673152455" table:style-name="ce1">
            <text:p>10.4563673152455</text:p>
          </table:table-cell>
          <table:table-cell office:value-type="float" office:value="-0.790886171590807" table:style-name="ce1">
            <text:p>-0.790886171590807</text:p>
          </table:table-cell>
          <table:table-cell office:value-type="float" office:value="0.119261970406779" table:style-name="ce1">
            <text:p>0.119261970406779</text:p>
          </table:table-cell>
        </table:table-row>
        <table:table-row>
          <table:table-cell office:value-type="float" office:value="8.42488188654114" table:style-name="ce1">
            <text:p>8.42488188654114</text:p>
          </table:table-cell>
          <table:table-cell office:value-type="float" office:value="2.21171429500133" table:style-name="ce1">
            <text:p>2.21171429500133</text:p>
          </table:table-cell>
          <table:table-cell office:value-type="float" office:value="0.275069017305548" table:style-name="ce1">
            <text:p>0.275069017305548</text:p>
          </table:table-cell>
          <table:table-cell office:value-type="float" office:value="7.79009578877758" table:style-name="ce1">
            <text:p>7.79009578877758</text:p>
          </table:table-cell>
          <table:table-cell office:value-type="float" office:value="1.59648434393491" table:style-name="ce1">
            <text:p>1.59648434393491</text:p>
          </table:table-cell>
          <table:table-cell office:value-type="float" office:value="0.143322031027017" table:style-name="ce1">
            <text:p>0.143322031027017</text:p>
          </table:table-cell>
          <table:table-cell office:value-type="float" office:value="0.0228604314772638" table:style-name="ce1">
            <text:p>0.0228604314772638</text:p>
          </table:table-cell>
          <table:table-cell office:value-type="float" office:value="0.0656220098450456" table:style-name="ce1">
            <text:p>0.0656220098450456</text:p>
          </table:table-cell>
          <table:table-cell office:value-type="float" office:value="0.00024214900082582" table:style-name="ce1">
            <text:p>0.00024214900082582</text:p>
          </table:table-cell>
          <table:table-cell office:value-type="float" office:value="18.2550463535169" table:style-name="ce1">
            <text:p>18.2550463535169</text:p>
          </table:table-cell>
          <table:table-cell office:value-type="float" office:value="1.81236162421594" table:style-name="ce1">
            <text:p>1.81236162421594</text:p>
          </table:table-cell>
          <table:table-cell office:value-type="float" office:value="0.184702741390387" table:style-name="ce1">
            <text:p>0.184702741390387</text:p>
          </table:table-cell>
        </table:table-row>
        <table:table-row>
          <table:table-cell office:value-type="float" office:value="2.92108619275924" table:style-name="ce1">
            <text:p>2.92108619275924</text:p>
          </table:table-cell>
          <table:table-cell office:value-type="float" office:value="-0.336082434429028" table:style-name="ce1">
            <text:p>-0.336082434429028</text:p>
          </table:table-cell>
          <table:table-cell office:value-type="float" office:value="0.450153239309157" table:style-name="ce1">
            <text:p>0.450153239309157</text:p>
          </table:table-cell>
          <table:table-cell office:value-type="float" office:value="0.409064629674543" table:style-name="ce1">
            <text:p>0.409064629674543</text:p>
          </table:table-cell>
          <table:table-cell office:value-type="float" office:value="0.0944095100018105" table:style-name="ce1">
            <text:p>0.0944095100018105</text:p>
          </table:table-cell>
          <table:table-cell office:value-type="float" office:value="0.0355222313244246" table:style-name="ce1">
            <text:p>0.0355222313244246</text:p>
          </table:table-cell>
          <table:table-cell office:value-type="float" office:value="0.108251945423272" table:style-name="ce1">
            <text:p>0.108251945423272</text:p>
          </table:table-cell>
          <table:table-cell office:value-type="float" office:value="-0.0368512042802969" table:style-name="ce1">
            <text:p>-0.0368512042802969</text:p>
          </table:table-cell>
          <table:table-cell office:value-type="float" office:value="0.00541217861426098" table:style-name="ce1">
            <text:p>0.00541217861426098</text:p>
          </table:table-cell>
          <table:table-cell office:value-type="float" office:value="0.141891584357212" table:style-name="ce1">
            <text:p>0.141891584357212</text:p>
          </table:table-cell>
          <table:table-cell office:value-type="float" office:value="-0.0412342614803043" table:style-name="ce1">
            <text:p>-0.0412342614803043</text:p>
          </table:table-cell>
          <table:table-cell office:value-type="float" office:value="0.00677618402906665" table:style-name="ce1">
            <text:p>0.00677618402906665</text:p>
          </table:table-cell>
        </table:table-row>
        <table:table-row>
          <table:table-cell office:value-type="float" office:value="5.16092719740035" table:style-name="ce1">
            <text:p>5.16092719740035</text:p>
          </table:table-cell>
          <table:table-cell office:value-type="float" office:value="1.02744884145317" table:style-name="ce1">
            <text:p>1.02744884145317</text:p>
          </table:table-cell>
          <table:table-cell office:value-type="float" office:value="0.187931965140814" table:style-name="ce1">
            <text:p>0.187931965140814</text:p>
          </table:table-cell>
          <table:table-cell office:value-type="float" office:value="10.0261175569172" table:style-name="ce1">
            <text:p>10.0261175569172</text:p>
          </table:table-cell>
          <table:table-cell office:value-type="float" office:value="-1.07500104685346" table:style-name="ce1">
            <text:p>-1.07500104685346</text:p>
          </table:table-cell>
          <table:table-cell office:value-type="float" office:value="0.205730184637206" table:style-name="ce1">
            <text:p>0.205730184637206</text:p>
          </table:table-cell>
          <table:table-cell office:value-type="float" office:value="3.26133833742192" table:style-name="ce1">
            <text:p>3.26133833742192</text:p>
          </table:table-cell>
          <table:table-cell office:value-type="float" office:value="0.465215814688663" table:style-name="ce1">
            <text:p>0.465215814688663</text:p>
          </table:table-cell>
          <table:table-cell office:value-type="float" office:value="0.0385291280998693" table:style-name="ce1">
            <text:p>0.0385291280998693</text:p>
          </table:table-cell>
          <table:table-cell office:value-type="float" office:value="0.172935715728307" table:style-name="ce1">
            <text:p>0.172935715728307</text:p>
          </table:table-cell>
          <table:table-cell office:value-type="float" office:value="0.104699585275576" table:style-name="ce1">
            <text:p>0.104699585275576</text:p>
          </table:table-cell>
          <table:table-cell office:value-type="float" office:value="0.00195150722866883" table:style-name="ce1">
            <text:p>0.00195150722866883</text:p>
          </table:table-cell>
        </table:table-row>
        <table:table-row>
          <table:table-cell office:value-type="float" office:value="8.41006201907115" table:style-name="ce1">
            <text:p>8.41006201907115</text:p>
          </table:table-cell>
          <table:table-cell office:value-type="float" office:value="2.29249063654501" table:style-name="ce1">
            <text:p>2.29249063654501</text:p>
          </table:table-cell>
          <table:table-cell office:value-type="float" office:value="0.273495290672676" table:style-name="ce1">
            <text:p>0.273495290672676</text:p>
          </table:table-cell>
          <table:table-cell office:value-type="float" office:value="8.78131415099558" table:style-name="ce1">
            <text:p>8.78131415099558</text:p>
          </table:table-cell>
          <table:table-cell office:value-type="float" office:value="1.75846560862047" table:style-name="ce1">
            <text:p>1.75846560862047</text:p>
          </table:table-cell>
          <table:table-cell office:value-type="float" office:value="0.160917200886753" table:style-name="ce1">
            <text:p>0.160917200886753</text:p>
          </table:table-cell>
          <table:table-cell office:value-type="float" office:value="3.36302507628522" table:style-name="ce1">
            <text:p>3.36302507628522</text:p>
          </table:table-cell>
          <table:table-cell office:value-type="float" office:value="-0.825720801972318" table:style-name="ce1">
            <text:p>-0.825720801972318</text:p>
          </table:table-cell>
          <table:table-cell office:value-type="float" office:value="0.0354814339367398" table:style-name="ce1">
            <text:p>0.0354814339367398</text:p>
          </table:table-cell>
          <table:table-cell office:value-type="float" office:value="0.620057356485691" table:style-name="ce1">
            <text:p>0.620057356485691</text:p>
          </table:table-cell>
          <table:table-cell office:value-type="float" office:value="0.346521492806003" table:style-name="ce1">
            <text:p>0.346521492806003</text:p>
          </table:table-cell>
          <table:table-cell office:value-type="float" office:value="0.00624877755555772" table:style-name="ce1">
            <text:p>0.00624877755555772</text:p>
          </table:table-cell>
        </table:table-row>
        <table:table-row>
          <table:table-cell office:value-type="float" office:value="4.58197601528574" table:style-name="ce1">
            <text:p>4.58197601528574</text:p>
          </table:table-cell>
          <table:table-cell office:value-type="float" office:value="-0.443405026931619" table:style-name="ce1">
            <text:p>-0.443405026931619</text:p>
          </table:table-cell>
          <table:table-cell office:value-type="float" office:value="0.506553041642118" table:style-name="ce1">
            <text:p>0.506553041642118</text:p>
          </table:table-cell>
          <table:table-cell office:value-type="float" office:value="1.3185118760993" table:style-name="ce1">
            <text:p>1.3185118760993</text:p>
          </table:table-cell>
          <table:table-cell office:value-type="float" office:value="0.178551038376925" table:style-name="ce1">
            <text:p>0.178551038376925</text:p>
          </table:table-cell>
          <table:table-cell office:value-type="float" office:value="0.0821388206528699" table:style-name="ce1">
            <text:p>0.0821388206528699</text:p>
          </table:table-cell>
          <table:table-cell office:value-type="float" office:value="0.398256275579615" table:style-name="ce1">
            <text:p>0.398256275579615</text:p>
          </table:table-cell>
          <table:table-cell office:value-type="float" office:value="0.0744587467776875" table:style-name="ce1">
            <text:p>0.0744587467776875</text:p>
          </table:table-cell>
          <table:table-cell office:value-type="float" office:value="0.0142841745035577" table:style-name="ce1">
            <text:p>0.0142841745035577</text:p>
          </table:table-cell>
          <table:table-cell office:value-type="float" office:value="0.603572763297754" table:style-name="ce1">
            <text:p>0.603572763297754</text:p>
          </table:table-cell>
          <table:table-cell office:value-type="float" office:value="0.0895870625203055" table:style-name="ce1">
            <text:p>0.0895870625203055</text:p>
          </table:table-cell>
          <table:table-cell office:value-type="float" office:value="0.0206782744879954" table:style-name="ce1">
            <text:p>0.0206782744879954</text:p>
          </table:table-cell>
        </table:table-row>
        <table:table-row>
          <table:table-cell office:value-type="float" office:value="5.25063275528978" table:style-name="ce1">
            <text:p>5.25063275528978</text:p>
          </table:table-cell>
          <table:table-cell office:value-type="float" office:value="0.856323446638915" table:style-name="ce1">
            <text:p>0.856323446638915</text:p>
          </table:table-cell>
          <table:table-cell office:value-type="float" office:value="0.208439859111254" table:style-name="ce1">
            <text:p>0.208439859111254</text:p>
          </table:table-cell>
          <table:table-cell office:value-type="float" office:value="12.4130521470733" table:style-name="ce1">
            <text:p>12.4130521470733</text:p>
          </table:table-cell>
          <table:table-cell office:value-type="float" office:value="-0.988365219358517" table:style-name="ce1">
            <text:p>-0.988365219358517</text:p>
          </table:table-cell>
          <table:table-cell office:value-type="float" office:value="0.277677063800946" table:style-name="ce1">
            <text:p>0.277677063800946</text:p>
          </table:table-cell>
          <table:table-cell office:value-type="float" office:value="5.21465417274233" table:style-name="ce1">
            <text:p>5.21465417274233</text:p>
          </table:table-cell>
          <table:table-cell office:value-type="float" office:value="-0.486076887512831" table:style-name="ce1">
            <text:p>-0.486076887512831</text:p>
          </table:table-cell>
          <table:table-cell office:value-type="float" office:value="0.0671606734983349" table:style-name="ce1">
            <text:p>0.0671606734983349</text:p>
          </table:table-cell>
          <table:table-cell office:value-type="float" office:value="0.0536523632253275" table:style-name="ce1">
            <text:p>0.0536523632253275</text:p>
          </table:table-cell>
          <table:table-cell office:value-type="float" office:value="0.0481873135375045" table:style-name="ce1">
            <text:p>0.0481873135375045</text:p>
          </table:table-cell>
          <table:table-cell office:value-type="float" office:value="0.000660040416790207" table:style-name="ce1">
            <text:p>0.000660040416790207</text:p>
          </table:table-cell>
        </table:table-row>
        <table:table-row>
          <table:table-cell office:value-type="float" office:value="9.36694531696215" table:style-name="ce1">
            <text:p>9.36694531696215</text:p>
          </table:table-cell>
          <table:table-cell office:value-type="float" office:value="2.22915653925647" table:style-name="ce1">
            <text:p>2.22915653925647</text:p>
          </table:table-cell>
          <table:table-cell office:value-type="float" office:value="0.307460629350044" table:style-name="ce1">
            <text:p>0.307460629350044</text:p>
          </table:table-cell>
          <table:table-cell office:value-type="float" office:value="8.00460757625666" table:style-name="ce1">
            <text:p>8.00460757625666</text:p>
          </table:table-cell>
          <table:table-cell office:value-type="float" office:value="1.5468840026658" table:style-name="ce1">
            <text:p>1.5468840026658</text:p>
          </table:table-cell>
          <table:table-cell office:value-type="float" office:value="0.148055271026383" table:style-name="ce1">
            <text:p>0.148055271026383</text:p>
          </table:table-cell>
          <table:table-cell office:value-type="float" office:value="4.98040682445317" table:style-name="ce1">
            <text:p>4.98040682445317</text:p>
          </table:table-cell>
          <table:table-cell office:value-type="float" office:value="0.925836260930317" table:style-name="ce1">
            <text:p>0.925836260930317</text:p>
          </table:table-cell>
          <table:table-cell office:value-type="float" office:value="0.0530367312287678" table:style-name="ce1">
            <text:p>0.0530367312287678</text:p>
          </table:table-cell>
          <table:table-cell office:value-type="float" office:value="10.1323736674982" table:style-name="ce1">
            <text:p>10.1323736674982</text:p>
          </table:table-cell>
          <table:table-cell office:value-type="float" office:value="-1.29063502510037" table:style-name="ce1">
            <text:p>-1.29063502510037</text:p>
          </table:table-cell>
          <table:table-cell office:value-type="float" office:value="0.103065964279635" table:style-name="ce1">
            <text:p>0.103065964279635</text:p>
          </table:table-cell>
        </table:table-row>
        <table:table-row>
          <table:table-cell office:value-type="float" office:value="2.73402259264326" table:style-name="ce1">
            <text:p>2.73402259264326</text:p>
          </table:table-cell>
          <table:table-cell office:value-type="float" office:value="-0.314365545132325" table:style-name="ce1">
            <text:p>-0.314365545132325</text:p>
          </table:table-cell>
          <table:table-cell office:value-type="float" office:value="0.583514963158729" table:style-name="ce1">
            <text:p>0.583514963158729</text:p>
          </table:table-cell>
          <table:table-cell office:value-type="float" office:value="0.133910798590681" table:style-name="ce1">
            <text:p>0.133910798590681</text:p>
          </table:table-cell>
          <table:table-cell office:value-type="float" office:value="0.0522261295586586" table:style-name="ce1">
            <text:p>0.0522261295586586</text:p>
          </table:table-cell>
          <table:table-cell office:value-type="float" office:value="0.0161048913508038" table:style-name="ce1">
            <text:p>0.0161048913508038</text:p>
          </table:table-cell>
          <table:table-cell office:value-type="float" office:value="0.0826961654189464" table:style-name="ce1">
            <text:p>0.0826961654189464</text:p>
          </table:table-cell>
          <table:table-cell office:value-type="float" office:value="-0.0311413029039088" table:style-name="ce1">
            <text:p>-0.0311413029039088</text:p>
          </table:table-cell>
          <table:table-cell office:value-type="float" office:value="0.00572605708529124" table:style-name="ce1">
            <text:p>0.00572605708529124</text:p>
          </table:table-cell>
          <table:table-cell office:value-type="float" office:value="0.0445344569064696" table:style-name="ce1">
            <text:p>0.0445344569064696</text:p>
          </table:table-cell>
          <table:table-cell office:value-type="float" office:value="-0.0223351176595585" table:style-name="ce1">
            <text:p>-0.0223351176595585</text:p>
          </table:table-cell>
          <table:table-cell office:value-type="float" office:value="0.00294549713738727" table:style-name="ce1">
            <text:p>0.00294549713738727</text:p>
          </table:table-cell>
        </table:table-row>
        <table:table-row>
          <table:table-cell office:value-type="float" office:value="9.19234320578543" table:style-name="ce1">
            <text:p>9.19234320578543</text:p>
          </table:table-cell>
          <table:table-cell office:value-type="float" office:value="1.59184287232833" table:style-name="ce1">
            <text:p>1.59184287232833</text:p>
          </table:table-cell>
          <table:table-cell office:value-type="float" office:value="0.320035551380463" table:style-name="ce1">
            <text:p>0.320035551380463</text:p>
          </table:table-cell>
          <table:table-cell office:value-type="float" office:value="8.15834214113288" table:style-name="ce1">
            <text:p>8.15834214113288</text:p>
          </table:table-cell>
          <table:table-cell office:value-type="float" office:value="-1.12572986960818" table:style-name="ce1">
            <text:p>-1.12572986960818</text:p>
          </table:table-cell>
          <table:table-cell office:value-type="float" office:value="0.160053881147427" table:style-name="ce1">
            <text:p>0.160053881147427</text:p>
          </table:table-cell>
          <table:table-cell office:value-type="float" office:value="2.25941472112995" table:style-name="ce1">
            <text:p>2.25941472112995</text:p>
          </table:table-cell>
          <table:table-cell office:value-type="float" office:value="0.449516109544027" table:style-name="ce1">
            <text:p>0.449516109544027</text:p>
          </table:table-cell>
          <table:table-cell office:value-type="float" office:value="0.025520451372919" table:style-name="ce1">
            <text:p>0.025520451372919</text:p>
          </table:table-cell>
          <table:table-cell office:value-type="float" office:value="0.263896504829496" table:style-name="ce1">
            <text:p>0.263896504829496</text:p>
          </table:table-cell>
          <table:table-cell office:value-type="float" office:value="0.150144757918468" table:style-name="ce1">
            <text:p>0.150144757918468</text:p>
          </table:table-cell>
          <table:table-cell office:value-type="float" office:value="0.00284720133540169" table:style-name="ce1">
            <text:p>0.00284720133540169</text:p>
          </table:table-cell>
        </table:table-row>
        <table:table-row>
          <table:table-cell office:value-type="float" office:value="8.07332796275426" table:style-name="ce1">
            <text:p>8.07332796275426</text:p>
          </table:table-cell>
          <table:table-cell office:value-type="float" office:value="2.7626633810527" table:style-name="ce1">
            <text:p>2.7626633810527</text:p>
          </table:table-cell>
          <table:table-cell office:value-type="float" office:value="0.257993542208774" table:style-name="ce1">
            <text:p>0.257993542208774</text:p>
          </table:table-cell>
          <table:table-cell office:value-type="float" office:value="11.6832209897136" table:style-name="ce1">
            <text:p>11.6832209897136</text:p>
          </table:table-cell>
          <table:table-cell office:value-type="float" office:value="2.49476199769899" table:style-name="ce1">
            <text:p>2.49476199769899</text:p>
          </table:table-cell>
          <table:table-cell office:value-type="float" office:value="0.210383236906921" table:style-name="ce1">
            <text:p>0.210383236906921</text:p>
          </table:table-cell>
          <table:table-cell office:value-type="float" office:value="1.72392418296419" table:style-name="ce1">
            <text:p>1.72392418296419</text:p>
          </table:table-cell>
          <table:table-cell office:value-type="float" office:value="-0.727144889475121" table:style-name="ce1">
            <text:p>-0.727144889475121</text:p>
          </table:table-cell>
          <table:table-cell office:value-type="float" office:value="0.017872890939373" table:style-name="ce1">
            <text:p>0.017872890939373</text:p>
          </table:table-cell>
          <table:table-cell office:value-type="float" office:value="0.0163594657003738" table:style-name="ce1">
            <text:p>0.0163594657003738</text:p>
          </table:table-cell>
          <table:table-cell office:value-type="float" office:value="0.0692297087475073" table:style-name="ce1">
            <text:p>0.0692297087475073</text:p>
          </table:table-cell>
          <table:table-cell office:value-type="float" office:value="0.00016200853768782" table:style-name="ce1">
            <text:p>0.00016200853768782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